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1" svg:font-family="'Bitstream Vera Sans'"/>
    <style:font-face style:name="Courier New1" svg:font-family="'Courier New'"/>
    <style:font-face style:name="Courier New" svg:font-family="'Courier New', Courier, Monospace"/>
    <style:font-face style:name="Courier New3" svg:font-family="'Courier New', Courier, monospace"/>
    <style:font-face style:name="GB2312" svg:font-family="GB2312"/>
    <style:font-face style:name="SimSun" svg:font-family="SimSun"/>
    <style:font-face style:name="StarSymbol" svg:font-family="StarSymbol"/>
    <style:font-face style:name="Symbol" svg:font-family="Symbol"/>
    <style:font-face style:name="Times New Roman1" svg:font-family="'Times New Roman'"/>
    <style:font-face style:name="Verdana" svg:font-family="Verdana"/>
    <style:font-face style:name="courier new" svg:font-family="'courier new', courier, monospace"/>
    <style:font-face style:name="verdana" svg:font-family="verdana, arial, helvetica"/>
    <style:font-face style:name="宋体" svg:font-family="宋体"/>
    <style:font-face style:name="新宋体" svg:font-family="新宋体"/>
    <style:font-face style:name="楷体GB2312" svg:font-family="楷体GB2312"/>
    <style:font-face style:name="楷体_GB23121" svg:font-family="楷体_GB2312"/>
    <style:font-face style:name="楷体_GB2312" svg:font-family="楷体_GB2312, sans-serif"/>
    <style:font-face style:name="黑体" svg:font-family="黑体"/>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paragraph-properties fo:margin-top="0in" fo:margin-bottom="0in"/>
    </style:style>
    <style:style style:name="P3" style:family="paragraph" style:parent-style-name="Text_20_body">
      <style:paragraph-properties fo:margin-left="0in" fo:margin-right="0in" fo:margin-top="0.0835in" fo:margin-bottom="0.0835in" fo:text-indent="0in" style:auto-text-indent="false"/>
    </style:style>
    <style:style style:name="P4" style:family="paragraph" style:parent-style-name="Text_20_body">
      <style:paragraph-properties fo:margin-left="0in" fo:margin-right="0in" fo:margin-top="0.0835in" fo:margin-bottom="0.0835in" fo:text-indent="0in" style:auto-text-indent="false"/>
      <style:text-properties style:font-name-asian="SimSun" style:language-asian="zh" style:country-asian="CN"/>
    </style:style>
    <style:style style:name="P5" style:family="paragraph" style:parent-style-name="Text_20_body">
      <style:paragraph-properties fo:margin-top="0in" fo:margin-bottom="0in"/>
      <style:text-properties fo:color="#990033"/>
    </style:style>
    <style:style style:name="T1" style:family="text">
      <style:text-properties style:font-name-asian="SimSun" style:language-asian="zh" style:country-asian="CN"/>
    </style:style>
    <style:style style:name="T2" style:family="text">
      <style:text-properties style:font-name="SimSun" fo:language="zh" fo:country="CN"/>
    </style:style>
    <style:style style:name="T3" style:family="text">
      <style:text-properties fo:color="#990033"/>
    </style:style>
    <style:style style:name="T4" style:family="text">
      <style:text-properties fo:font-weight="bold"/>
    </style:style>
    <style:style style:name="Sect1" style:family="section">
      <style:section-properties fo:margin-left="0in" fo:margin-right="0in" style:editable="false">
        <style:columns fo:column-count="0"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Weinberg的写作目标</text:h>
      <text:section text:style-name="Sect1" text:name="main">
        <text:p text:style-name="P2">一 个糟糕的技术写作者是什么样的？人们往往有一种病症，喜欢回避自己不那么擅长的东西，躲到自己喜欢的领域里——中国的故事叫“刻舟求剑”，西方的故事叫 “在路灯下找戒指”。一个糟糕的技术写作者不顾及他的读者是否能读懂，他只管写下自己想到的东西。不关心读者的作者，不会成为好作者。</text:p>
        <text:p text:style-name="P2"> </text:p>
        <text:p text:style-name="P2">比糟糕的技术写作者更糟糕的是怎么样的？他能够表达得让读者能够理解，但却言之无物。如果读者看不懂一篇文章，他会对这个作者反感；如果读者看懂一篇文章却感觉毫无价值，他会对这个主题反感。两者相比，后者的罪孽更深重。</text:p>
        <text:p text:style-name="P2"> </text:p>
        <text:p text:style-name="P2">Weinberg给自己的写作目标是：让读者看了他的文章（或者听了他的讲座）之后，对这个主题的兴趣有所增加（而不是减少）。我给自己的目标也是这样。</text:p>
        <text:p text:style-name="P2">2004年04月15日, 星期四 16:32 (117530)</text:p>
      </text:section>
      <text:section text:style-name="Sect1" text:name="Section1">
        <text:h text:style-name="P1" text:outline-level="1" text:is-list-header="true"><text:bookmark text:name="main"/>Weinberg的谜语，以及“业务逻辑”</text:h>
        <text:p text:style-name="P2">Martin Fowler说，所谓业务逻辑，就是业务里面不讲逻辑的那些东西。</text:p>
        <text:p text:style-name="P2"> </text:p>
        <text:p text:style-name="P2">Weinberg给我们猜一个谜语：</text:p>
        <text:p text:style-name="P2"><text:span text:style-name="Strong_20_Emphasis">什么东西是绿色、有轮子、长在房子四周？</text:span></text:p>
        <text:p text:style-name="P2"> </text:p>
        <text:p text:style-name="P2">答案是“草”——轮子是我瞎说的。</text:p>
        <text:p text:style-name="P2">2004年04月16日, 星期五 09:15 (118167)</text:p>
      </text:section>
      <text:section text:style-name="Sect1" text:name="Section2">
        <text:h text:style-name="P1" text:outline-level="1" text:is-list-header="true"><text:bookmark text:name="main1"/>Weinberg的另一个故事</text:h>
        <text:p text:style-name="P2">Slovenboy：不规则的事情重复多了，就变成了规则</text:p>
        <text:p text:style-name="P2"><text:a xlink:type="simple" xlink:href="http://gigix.blogdriver.com/showBlog.do?bloggerID=23524&amp;diaryID=118490" office:target-frame-name="_blank" xlink:show="new">http://gigix.blogdriver.com/showBlog.do?bloggerID=23524&amp;diaryID=118490</text:a></text:p>
        <text:p text:style-name="P2"> </text:p>
        <text:p text:style-name="P2">Weinberg说，程序员受学校教育的另一个后遗症是，总想给任何事情找出规则。在一家乱糟糟一切毫无秩序的公司里，只有一个程序员安之若素，别人问他为什么可以忍受，他说因为他发现了这个公司最根本的规则：</text:p>
        <text:p text:style-name="P2"> </text:p>
        <text:p text:style-name="P2">这里没有规则。</text:p>
        <text:p text:style-name="P2">2004年04月16日, 星期五 12:55 (118504)</text:p>
      </text:section>
      <text:section text:style-name="Sect1" text:name="Section3">
        <text:h text:style-name="P1" text:outline-level="1" text:is-list-header="true"><text:bookmark text:name="main2"/>抬头游泳</text:h>
        <text:p text:style-name="P2">我 一直不会游泳。也不能说完全不会，我可以埋着头游，吸一口气游个一二十米应该是没问题，所以基本上不担心会被淹死。但是一直没学会抬头换气，所以一直享受 不到游泳的乐趣。埋着头游泳是一种游法，你也许可以不断练习，掌握这里面的诀窍，也许可以埋头游上一百米。但是如果不学会抬头换气，就永远都不可能到中游 击水，顶多只能在河岸边玩玩。</text:p>
        <text:p text:style-name="P2"> </text:p>
        <text:p text:style-name="P2">企业的技术也是一样。譬如只用JSP写程序，你或许可以积累出很多经验，可以把JSP写得很好，但是这还是埋着头游泳。如果不学习新技术，就永远只能在低水平重复，永远不能提升技术能力。抬头换气可能会一时减慢速度，甚至可能呛水，但是只有学会抬头换气，才能畅游江河。</text:p>
        <text:p text:style-name="P2"> </text:p>
        <text:p text:style-name="P2">（给某公司做培训有感。感谢魔之眼“闷头游泳”的比喻。）</text:p>
        <text:p text:style-name="P2">2004年04月25日, 星期日 19:35 (129654)</text:p>
      </text:section>
      <text:section text:style-name="Sect1" text:name="Section4">
        <text:h text:style-name="P1" text:outline-level="1" text:is-list-header="true"><text:bookmark text:name="main3"/>咨询的秘密</text:h>
        <text:p text:style-name="P2">我对敏捷方法的实践（例如TDD、持续集成、重构）已经产生了依赖。如果没有TDD，我会缺乏安全感。如果没有TDD，我就不敢涉足一个项目。但是，如果一个团队希望我帮忙，如果他们不愿意对过程和方法进行较大的改进，我该怎么办？</text:p>
        <text:p text:style-name="P2"> </text:p>
        <text:p text:style-name="P2">Jerry Weinberg告诉我，首先不应该拿大词（例如TDD）来吓唬人。如果一上来就引经据典地向别人推销一套方法，那只会引起别人的反感。应该从最小的地方 入手，做一点点最小的改动，收到效果之后，他们就会信任你。积少成多之后，较大的改变就水到渠成了。即便此时，也应该引导他们自己“想出”这个改变，顾问 只需在旁边做一些指点和修正。自己想到的东西（而不是别人灌输的东西），积极性才会高。</text:p>
        <text:p text:style-name="P2"> </text:p>
        <text:p text:style-name="P2">Kent Beck告诉我，虽然我们都相信有了TDD会让项目成功的几率更大，但很多项目仍然是在没有TDD的情况下成功的。即使不接受这件事，也可以从其他的角度 给予帮助。咨询的一个悖论就是：如果你没有建立一种有帮助的联系，他们就不会接受你的帮助；然而如果你没有给予他们帮助，这种联系就无法建立。打破这一循 环的办法就是从小事入手，给予他们一点点帮助，而不要期望一开始就让他们接受大的改变。另外，不要想着“教他们XP”。一支团队肯定曾经做过XP中的某些 实践，不然他们肯定早就失败得体无完肤了。所以我们不要把XP挂在嘴边，肯定他们做过的事，给他们一点点指正，再解决一些小问题，联系就建立起来了。另 外，既然那家公司有意愿寻求咨询，说明他们希望获得某些改进，那么就刨根问底，问他们为什么想要改进。不要相信他们一开始的答案（譬如“学习新技术”）， 追问下去，“为什么要学习新技术？”“因为竞争对手比我们强。”“为什么他们比你们强？”“因为他们的产品更好用。”“为什么他们的产品更好用？”“因 为……”在他们感到尴尬的时候，你就会找到真正的问题所在，然后才可能给他们真正有价值的帮助。</text:p>
        <text:p text:style-name="P2"> </text:p>
        <text:p text:style-name="P2">Kent Beck的信让我特别感动。他叫我有任何问题随时问他，条件是我要把整个咨询工作的情况也随时向他汇报，让他知道他的建议起了什么效果，让他可以不断地学习。</text:p>
        <text:p text:style-name="P2">2004年05月10日, 星期一 20:42 (150106)</text:p>
      </text:section>
      <text:section text:style-name="Sect1" text:name="Section5">
        <text:h text:style-name="P1" text:outline-level="1" text:is-list-header="true"><text:bookmark text:name="main4"/>八股文写作</text:h>
        <text:p text:style-name="P2">o6z 曾经说，国人写作爱带八股气，还没下笔就先把一二三四ABCD都想好了。老外写作就比较挥洒，想到哪是哪，但又有股子凝聚力，形散神不散。这也就是废名说 的“中心大喻”（metaphor），绕着一个metaphor下笔，虽然话题扯上天，文章的心还在。倒是八股气的写法，虽然表面看着很有条理，要是抓不 好那个心，倒是会写成一盘散沙。</text:p>
        <text:p text:style-name="P2"> </text:p>
        <text:p text:style-name="P2">不过要是想快速写作，八股倒是个好办法。先用一个晚上选好中心，划出一二三四的大标题1234的小标题，然后两个晚上挨个标题填上字，凑巴凑巴 就是一篇看着还不赖的文章。肯定是不如灵感迸发时写出的书评好看，但写个Dissecting EJB之类的无聊话题倒是适得其所。你要是问我怎么用三个晚上写出8千字，这就是我的答案。</text:p>
        <text:p text:style-name="P2">2004年05月13日, 星期四 10:00 (153461)</text:p>
      </text:section>
      <text:section text:style-name="Sect1" text:name="Section6">
        <text:h text:style-name="P1" text:outline-level="1" text:is-list-header="true"><text:bookmark text:name="main5"/>帮助别人</text:h>
        <text:p text:style-name="P2">紫风：引入Hibernate的痛苦经历</text:p>
        <text:p text:style-name="P2"><text:a xlink:type="simple" xlink:href="http://www.blogdriver.com/showBlog.do?diaryID=184448" office:target-frame-name="_blank" xlink:show="new">http://www.blogdriver.com/showBlog.do?diaryID=184448</text:a></text:p>
        <text:p text:style-name="P2">Slovenboy：公司政治</text:p>
        <text:p text:style-name="P2"><text:a xlink:type="simple" xlink:href="http://www.blogdriver.com/showBlog.do?diaryID=185261" office:target-frame-name="_blank" xlink:show="new">http://www.blogdriver.com/showBlog.do?diaryID=185261</text:a></text:p>
        <text:p text:style-name="P2"> </text:p>
        <text:p text:style-name="P2">其实，要搁我在那样的位置，我也会反对引入Hibernate的。显然一个team里面的主力都不熟悉Hibernate，熟悉的人又没法提供 有力的技术支持。这就好象拿狙击的匪首喊了一声“冲A区”，一帮匪徒冲进了A门才发现警察从A小道包抄过来，狙击早就跑得无影无踪，压根没在后面掩护…… 引入Hibernate其实还是意味着满多的东西，比如说必须做面向对象的领域建模，必须有分层的体系结构，等等。引入Hibernate不是一个简单的 技术问题，而是要求改进开发者的整个知识结构——我们知道，国内仍然有很多很多的公司用着JSP+JDBC的开发方式。这些改进我们觉得是一定要做的，但 是不是一定在眼下的项目里面做，就是可以商榷的。每个项目总应该以成功为第一要务。</text:p>
        <text:p text:style-name="P2"> </text:p>
        <text:p text:style-name="P2">提出一种技术方案的时候，哪怕是在自己的公司、自己的team里，你也是在扮演某种顾问的角色。我现在算明白了，别人喜欢你不是因为你帮助他 们，而是因为他们帮助了你。所以最好的方式是让别人“想出”你想建议的事情，然后让他们帮助你。我总是乐得享受别人的帮助的(there's an image)</text:p>
        <text:p text:style-name="P2">2004年06月4日, 星期五 20:39 (185351)</text:p>
        <text:section text:style-name="Sect1" text:name="Section7">
          <text:h text:style-name="P1" text:outline-level="1" text:is-list-header="true"><text:bookmark text:name="main6"/>培训延展到北京</text:h>
          <text:p text:style-name="P2">周末给某公司做了J2EE入门级培训，感觉还不错。培训业务移植到北京，成功。<text:line-break/><text:line-break/>周 六早上遇到一点小麻烦，都怪潘石屹，每个楼盘名字都差不多，让我在建外SOHO和SOHO现代城之间转了一大圈。不过幸亏潘石屹只做CBD，转也转不出东 四环去。受训对象全是Java经验约等于0的程序员，这家公司的CTO是老外，很喜欢用新人。新人的缺点是没有好习惯，优点是也没有坏习惯。这几位学员都 挺好学的，一开始就养成好习惯，再加上老外CTO高标准严要求，相信一个月之后就会成为很不错的程序员了。<text:line-break/><text:line-break/>讲课讲得很累，最后讲到舌头都麻木的状态。晚上便不想再做正事，找出SFC的《魔装机神》玩到半夜。如果顺利的话，下周该去做code review，希望看到很好的工作状态。不过木民妈妈经常说，期待最好的得到最坏的，也得做好准备跟他们结对编程度过下个周末。</text:p>
          <text:p text:style-name="P2">2005年03月7日, 星期一 10:27 (567149)</text:p>
        </text:section>
        <text:section text:style-name="Sect1" text:name="Section8">
          <text:h text:style-name="P1" text:outline-level="1" text:is-list-header="true"><text:bookmark text:name="main7"/>技术传播梦</text:h>
          <text:p text:style-name="P3">（本文发表于<text:a xlink:type="simple" xlink:href="http://www.gmw.cn/01ds/2005-12/14/content_346874.htm">《中华读书报》2005年12月14日号</text:a>，此处系原稿。）</text:p>
          <text:p text:style-name="P3"><text:span text:style-name="T1">对于我个人而言，</text:span>2005<text:span text:style-name="T1">年是充满变化与挑战的一年。在</text:span>2004<text:span text:style-name="T1">年底，为了自己“成为技术传播者”的梦想，我从杭州回到北京，回到</text:span>CSDN<text:span text:style-name="T1">网站。经过几乎一年之后，我又再次离开</text:span>CSDN<text:span text:style-name="T1">，进入自己心目中最喜爱的公司</text:span>ThoughtWorks<text:span text:style-name="T1">，重新成为一名程序员。生活，就在这样来回的摇摆之中缓缓前行。</text:span></text:p>
          <text:p text:style-name="P3"><text:span text:style-name="T1">回想刚刚过去的一年，在</text:span>CSDN<text:span text:style-name="T1">的工作不能算成功，却也不是一无所获。</text:span>1<text:span text:style-name="T1">月采访</text:span>Ivar Jacobson<text:span text:style-name="T1">，</text:span>9<text:span text:style-name="T1">月的首届</text:span>JavaChina<text:span text:style-name="T1">上采访</text:span>James Gosling<text:span text:style-name="T1">，都是美好的记忆。更不用说，</text:span>5<text:span text:style-name="T1">月底我的偶像</text:span>Martin Fowler<text:span text:style-name="T1">来到中国，陪着他从上海到北京的旅程</text:span><text:span text:style-name="T2">??</text:span><text:span text:style-name="T1">在上海，</text:span>Fowler<text:span text:style-name="T1">突然染疾，我与</text:span>JavaEye<text:span text:style-name="T1">一干人等临时救场，这可算是把“拥抱变化”的理念贯彻在整个工作中了。</text:span></text:p>
          <text:p text:style-name="P3"><text:span text:style-name="T1">作为一个媒体工作者的时间里，来自河北教育出版社的两本小书给了我很多帮助。这两本书的英文标题分别是</text:span>The Magazine<text:span text:style-name="T1">和</text:span>Editor in Chief<text:span text:style-name="T1">，中译本的对应标题则是《期刊经营》和《期刊编辑》，倒是贴切而登对的翻译。尤其是</text:span>Leonard Mogel<text:span text:style-name="T1">的《期刊经营》这本书，清晰而精到地指出了期刊主编的职责，以及编辑部工作的要诀。甚至对于网站的编辑业务，这本书也能提供很好的参考。</text:span></text:p>
          <text:p text:style-name="P3"><text:span text:style-name="T1">阅 读的过程，很大程度上也是一个认识自我的过程</text:span><text:span text:style-name="T2">??</text:span><text:span text:style-name="T1">就好像麦克卢汉所说，“媒介的内容是读者自己”。整个上半年，我几乎没有读过任何一本与软件技术相关的 书，倒是勉强着自己看了不少财务管理之类的东西</text:span><text:span text:style-name="T2">??</text:span><text:span text:style-name="T1">虽然不得不承认，这些书一直没有、将来也不会提起我的任何兴趣。不过，不读技术书倒也带来了一个附赠的 好处：可以有更多的时间来读一些神往多年却无暇亲近的闲书。静谧的夏夜里，默读着佛经或是《文心雕龙》，可以让人沉下心来，思考自己到底想要追求什么、想 要成为什么人。</text:span></text:p>
          <text:p text:style-name="P3"><text:span text:style-name="T1">这思考的结论是，我真正想做的是一个程序员。于是，在经过一个不算很短并且不乏痛苦的离职过程之后，我终于还是加入了</text:span>ThoughtWorks<text:span text:style-name="T1">，再次开始奔波于一个又一个的项目之中。在</text:span>8<text:span text:style-name="T1">月，我给北京</text:span>Java<text:span text:style-name="T1">用户组（</text:span>BJUG<text:span text:style-name="T1">）作了一个报告，题目是“成为技术传播者”。这个简短的报告总结了我在媒体工作的所有感触，并且给了自己一个明确的定位：技术传播者，就像</text:span>Martin Fowler<text:span text:style-name="T1">那样</text:span><text:span text:style-name="T2">??</text:span><text:span text:style-name="T1">这个比喻已经足以蕴含我所有的梦想与野心。</text:span></text:p>
          <text:p text:style-name="P3"><text:span text:style-name="T1">进入</text:span>ThoughtWorks<text:span text:style-name="T1">，仿佛是一头扎进了一个巨大的宝库：知识库、</text:span>Wiki<text:span text:style-name="T1">、邮件列表……那些久仰大名的“大侠”们突然就成了我的同事。在</text:span>TW<text:span text:style-name="T1">的生活充满了压力与挑战，令人兴奋。而且，那些同事们的作品也引起了我的兴趣。例如</text:span>Gregor Hophe<text:span text:style-name="T1">的</text:span>Enterprise Integration Patterns<text:span text:style-name="T1">，其中有一句话深得我心：“如果有人跟你说企业应用集成是件很轻松的事，这人要么是聪明得出奇，要么是傻得出奇，要么就是出于商业原因希望让你相信他即将兜售的某种东西。”</text:span><text:span text:style-name="T2">??</text:span><text:span text:style-name="T1">典型的</text:span>ThoughtWorker<text:span text:style-name="T1">口气。</text:span>Martin Fowler<text:span text:style-name="T1">为它做的序中称其为“</text:span>PoEAA<text:span text:style-name="T1">的姊妹书”</text:span><text:span text:style-name="T2">??</text:span><text:span text:style-name="T1">从填补了</text:span>PoEAA<text:span text:style-name="T1">所没有覆盖的一大类企业应用场景这一角度来说，这一称号是名副其实的，而作者的技术与文笔也对得起这一赞誉。</text:span></text:p>
          <text:p text:style-name="P3"><text:span text:style-name="T1">另一本值得推荐的好书</text:span><text:span text:style-name="T2">??</text:span><text:span text:style-name="T1">同样来自一位</text:span>ThoughtWorker<text:span text:style-name="T2">??</text:span><text:span text:style-name="T1">是</text:span>James Webber<text:span text:style-name="T1">的</text:span>Developing Enterprise Web Services<text:span text:style-name="T1">。讲述</text:span>Web Service<text:span text:style-name="T1">的书已经汗牛充栋，但真正深入解析</text:span>Web Service<text:span text:style-name="T1">在企业应用中的用法与最佳实践，尤其是清晰说明</text:span>Web Service<text:span text:style-name="T1">技术与</text:span>SOA<text:span text:style-name="T1">架构之间的关系，</text:span>Webber<text:span text:style-name="T1">的这本书无疑是最领先的。另一位</text:span>ThoughtWorker<text:span text:style-name="T2">??</text:span>Dragos Manolescu<text:span text:style-name="T2">??</text:span><text:span text:style-name="T1">的</text:span>Integration Patterns<text:span text:style-name="T1">一书则很好地阐述了</text:span>EAI<text:span text:style-name="T1">、</text:span>SOA<text:span text:style-name="T1">等理念在微软</text:span>.NET<text:span text:style-name="T1">平台上的实现方式。</text:span></text:p>
          <text:p text:style-name="P3"><text:span text:style-name="T1">一年的时间很快又过去了。在参加工作的几年时间里，</text:span>2005<text:span text:style-name="T1">年给了我一些难得的清闲，也给我带来了从未有过的巨大变化。经历着生活与工作的变化，读着各种各样的书，又是一年充实而快乐地，流过了。</text:span></text:p>
          <text:p text:style-name="P4">（在 动手写这篇小文章之前，收到一个朋友的邮件。这位一向安稳的朋友终于决定，放弃自己舒适的工作，为了自己的梦想去疯一次。看到这些，觉得心里很有感触。借 《中华读书报》一方宝地，谨以此文送给这位朋友。愿所有为了梦想经历或即将经历变化的人在新的一年中都有好运相伴。）</text:p>
          <text:p text:style-name="P2">2005年12月23日, 星期五 01:27 (1097233)</text:p>
        </text:section>
        <text:section text:style-name="Sect1" text:name="Section9">
          <text:h text:style-name="P1" text:outline-level="1" text:is-list-header="true"><text:bookmark text:name="main8"/>It Depends...</text:h>
          <text:p text:style-name="P2">今 天讲的，是一种诡辩技巧，或者说是回避问题的技巧。譬如说，有人问我：“你有没有做过失败项目阿？”我就答他：“It depends……看你怎么定义‘失败’了。”其实说穿了就是耍赖：我只要不承认你的定义，你总把我套不到圈里去。原本以为是我独创的诡辩术，不过今天大 失所望，看见别人也会。<text:line-break/><text:line-break/><text:a xlink:type="simple" xlink:href="http://blog.csdn.net/sharpdew/archive/2006/03/09/620028.aspx">如此开源</text:a></text:p>
          <text:p text:style-name="P2">网友“SniperLee”评论：</text:p>
          <text:p text:style-name="P5">没人逼着你开源，要么就别说！既然打着开源的旗号就办点实事。</text:p>
          <text:p text:style-name="P2">网友“小江”评论：</text:p>
          <text:p text:style-name="P2"><text:span text:style-name="T3">之所以说心态不好是因为太过看重别人的做法，所谓开不开源是xx大的事情，如何称呼该项目也是该研究所的事情，只是此开源非彼开源而已。</text:span><text:line-break/><text:line-break/>嗯……确是我用惯的套路。“请问你这个项目开源么？”“It depends……看你怎么定义‘开源’了。”<text:line-break/><text:line-break/>后 记：另一个诡辩技巧就是我经常说的“非线性历史观”。譬如说，用非线性的时间观念来看这个问题的话，其实xx大的这个项目压根就没有宣称过开源，或者它索 性就没有存在过，所以这个批评也就没什么意义了。当然如果用非线性的时间观念来看这个批评它本身也可能没有存在过，于是世界仍旧是那么和谐。</text:p>
          <text:p text:style-name="P2">2006年03月27日, 星期一 02:08 (1158892)</text:p>
        </text:section>
        <text:section text:style-name="Sect1" text:name="Section10">
          <text:h text:style-name="P1" text:outline-level="1" text:is-list-header="true"><text:bookmark text:name="main9"/>成败论英雄</text:h>
          <text:p text:style-name="P2">先讲一个很tricky的故事。在印度上课的时候，陶文有次问KP：能不能给我们讲个<text:span text:style-name="T4">Thought</text:span>Works的失败项目案例？KP沉吟一下说，这个取决于你怎么定义“失败项目”。这个<text:a xlink:type="simple" xlink:href="http://gigix.blogdriver.com/gigix/1158892.html">诡辩手法</text:a>我很熟悉，再结合<text:a xlink:type="simple" xlink:href="http://gigix.blogdriver.com/gigix/1155212.html">非线性历史观</text:a>，所谓“失败项目”可能从来就没有存在过。<text:line-break/><text:line-break/>不 过实际上，对于项目的“成功”，确实有着不同的定义。大多数软件公司的定义是，按时、按预算完成项目合同所规定的工作，这就是一个成功项目。这是一种合同 导向、交付导向的定义。使用这个定义，软件开发者真正重视的是项目本身：如何在规定时间内完成任务、如何控制成本。因此他们也倾向于减少变化、固定客户的 需求，因为变化会增加成本和时间。虽然嘴上都说“为客户实现价值”，但这种定义让客户价值与软件公司的价值偏离，软件公司真正关心的是项目“成功”，而不 是软件为客户带来多大价值。<text:line-break/><text:line-break/>另一种定义，即<text:span text:style-name="T4">Thought</text:span>Works 对“成功”的定义是：为客户创造最大化的价值。项目可以超出预期时间，可以超出预算，可以变化甚至变得面目全非，唯一坚守的原则是每天都给客户带来最有价 值的东西。所以，不要错误地理解“敏捷”就等于“速度快”，敏捷可能并不是最快的开发方式，它所坚持的实践例如持续集成、测试驱动、重构、结对等确实有可 能让开发速度比“最快”略低；敏捷的目标是随时为客户提供最大的业务价值。如果最终的软件不能为客户创造价值，即便开发得再快、成本再低，我们仍然不认为 那是一个成功的项目。<text:line-break/><text:line-break/>与之相关的另一个重要话题是“按时间收费”。留待以后再表。</text:p>
          <text:p text:style-name="P2">2006年06月11日, 星期日 14:50 (1194206)</text:p>
        </text:section>
        <text:section text:style-name="Sect1" text:name="Section11">
          <text:h text:style-name="P1" text:outline-level="1" text:is-list-header="true"><text:bookmark text:name="main10"/>团队文化的危险性</text:h>
          <text:p text:style-name="P2">不止一次听到别人说，我们要引入某某优秀的团队文化。令人开心的是，这些“被引入”的东西常常是我们所倡导的。例如某家互联网企业说，我们希望引入提倡交流的团队文化。不过我想说的是，引入一种团队文化可能是很危险的，如果没有合适的过程实践和技术手段作为保障的话。<text:line-break/><text:line-break/>还 是上面提到的这个例子。这家公司做互联网消费应用，需求变化剧烈自不待言。现在的工作模式底下，开发团队拿到需求文档之后开发交付，反馈很少：产品开发之 前需求团队得不到开发团队的反馈，开发过程中开发团队又得不到需求团队的反馈。他们希望引入一种提倡交流的团队文化，让两个团队之间更多反馈。初衷很好， 但是危险。交流是一件成本很高的事情，如果没有过程指导和工具支持，要么大家觉得交流没有价值，要么因为浪费时间反而降低效率。能够独自成功地把这文化保 持下去，可能性微乎其微。<text:line-break/><text:line-break/>因为文化不是一种能够“引入”的东西。团队文化是因为团队的成员结构和工作方式，由内而外地生发出来的。如果开发过程没办法支持迭代，强行引入的交流就很难成为有价值的反馈，可能只是白白耗费了交流的成本。更糟糕的是，反而会让人对这种团队文化造成误解和抵触。<text:line-break/><text:line-break/>过程改进是件长期而艰巨的事情，只能从细节入手逐步展开。一上来就引入“大词”是危险的，尤其是“团队文化”这种大而不当的词。</text:p>
          <text:p text:style-name="P2">2006年07月6日, 星期四 17:31 (1203374)</text:p>
        </text:section>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1" svg:font-family="'Bitstream Vera Sans'"/>
    <style:font-face style:name="Courier New1" svg:font-family="'Courier New'"/>
    <style:font-face style:name="Courier New" svg:font-family="'Courier New', Courier, Monospace"/>
    <style:font-face style:name="Courier New3" svg:font-family="'Courier New', Courier, monospace"/>
    <style:font-face style:name="GB2312" svg:font-family="GB2312"/>
    <style:font-face style:name="SimSun" svg:font-family="SimSun"/>
    <style:font-face style:name="StarSymbol" svg:font-family="StarSymbol"/>
    <style:font-face style:name="Symbol" svg:font-family="Symbol"/>
    <style:font-face style:name="Times New Roman1" svg:font-family="'Times New Roman'"/>
    <style:font-face style:name="Verdana" svg:font-family="Verdana"/>
    <style:font-face style:name="courier new" svg:font-family="'courier new', courier, monospace"/>
    <style:font-face style:name="verdana" svg:font-family="verdana, arial, helvetica"/>
    <style:font-face style:name="宋体" svg:font-family="宋体"/>
    <style:font-face style:name="新宋体" svg:font-family="新宋体"/>
    <style:font-face style:name="楷体GB2312" svg:font-family="楷体GB2312"/>
    <style:font-face style:name="楷体_GB23121" svg:font-family="楷体_GB2312"/>
    <style:font-face style:name="楷体_GB2312" svg:font-family="楷体_GB2312, sans-serif"/>
    <style:font-face style:name="黑体" svg:font-family="黑体"/>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en" style:country-asian="US" style:font-name-complex="Bitstream Vera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Bitstream Vera Sans" style:font-size-complex="24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Bitstream Vera 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DejaVu Sans" style:font-size-asian="12pt" style:font-weight-asian="bold" style:font-name-complex="Bitstream Vera Sans" style:font-size-complex="12pt" style:font-weight-complex="bold"/>
    </style:style>
    <style:style style:name="List" style:family="paragraph" style:parent-style-name="Text_20_body" style:class="list">
      <style:text-properties style:font-name-complex="Bitstream Ver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Bitstream Vera Sans1" style:font-size-complex="12pt" style:font-style-complex="italic"/>
    </style:style>
    <style:style style:name="Index" style:family="paragraph" style:parent-style-name="Standard" style:class="index">
      <style:paragraph-properties text:number-lines="false" text:line-number="0"/>
      <style:text-properties style:font-name-complex="Bitstream Vera Sans1"/>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2" style:font-name-asian="Courier New2" style:font-name-complex="Courier New2"/>
    </style:style>
    <style:style style:name="Teletype" style:family="text">
      <style:text-properties style:font-name="Courier New2" style:font-name-asian="Courier New2" style:font-name-complex="Courier New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eff Xiong</meta:initial-creator>
    <meta:creation-date>2007-02-23T13:33:25</meta:creation-date>
    <dc:creator>Jeff Xiong</dc:creator>
    <dc:date>2007-02-23T13:43:01</dc:date>
    <dc:language>en-US</dc:language>
    <meta:editing-cycles>2</meta:editing-cycles>
    <meta:editing-duration>PT16S</meta:editing-duration>
    <meta:user-defined meta:name="Info 1"/>
    <meta:user-defined meta:name="Info 2"/>
    <meta:user-defined meta:name="Info 3"/>
    <meta:user-defined meta:name="Info 4"/>
    <meta:document-statistic meta:table-count="0" meta:image-count="0" meta:object-count="0" meta:page-count="13" meta:paragraph-count="82" meta:word-count="1471" meta:character-count="7068"/>
  </office:meta>
</office:document-meta>
</file>